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67" calcext:value-type="float">
            <text:p>1067</text:p>
          </table:table-cell>
          <table:table-cell table:style-name="ce7" table:formula="of:=COUNTIF([.B7:.B1095];&quot;X&quot;)" office:value-type="float" office:value="914" calcext:value-type="float">
            <text:p>914</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31" calcext:value-type="float">
            <text:p>113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3" table:number-rows-repeated="177">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13">00/00/0000</text:date>, <text:time style:data-style-name="N2" text:time-value="21:42:34.50935155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13T21:56:33.981117295</dc:date>
    <meta:editing-duration>P1DT5H4M22S</meta:editing-duration>
    <meta:editing-cycles>1067</meta:editing-cycles>
    <meta:document-statistic meta:table-count="1" meta:cell-count="6429" meta:object-count="0"/>
  </office:meta>
</office:document-meta>
</file>